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Most.removeAlreadyVerified( List &lt; Invocation &gt; invoca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tMos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Most.verify( VerificationData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tMost.AtMost( int maxNumberOfInvoc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